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6933600" calcext:value-type="float">
            <text:p>-6933600</text:p>
          </table:table-cell>
          <table:table-cell office:value-type="float" office:value="-1" calcext:value-type="float">
            <text:p>-1</text:p>
          </table:table-cell>
          <table:table-cell office:value-type="float" office:value="0.025" calcext:value-type="float">
            <text:p>0.025</text:p>
          </table:table-cell>
          <table:table-cell office:value-type="float" office:value="38938000" calcext:value-type="float">
            <text:p>38938000</text:p>
          </table:table-cell>
          <table:table-cell office:value-type="float" office:value="32005000" calcext:value-type="float">
            <text:p>32005000</text:p>
          </table:table-cell>
          <table:table-cell office:value-type="float" office:value="47082" calcext:value-type="float">
            <text:p>4708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6798000" calcext:value-type="float">
            <text:p>6798000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29318000" calcext:value-type="float">
            <text:p>29318000</text:p>
          </table:table-cell>
          <table:table-cell office:value-type="float" office:value="22520000" calcext:value-type="float">
            <text:p>22520000</text:p>
          </table:table-cell>
          <table:table-cell office:value-type="float" office:value="-80587" calcext:value-type="float">
            <text:p>-805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0711" calcext:value-type="float">
            <text:p>0.70711</text:p>
          </table:table-cell>
          <table:table-cell office:value-type="float" office:value="-0.70711" calcext:value-type="float">
            <text:p>-0.70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4858300" calcext:value-type="float">
            <text:p>-4858300</text:p>
          </table:table-cell>
          <table:table-cell office:value-type="float" office:value="-1" calcext:value-type="float">
            <text:p>-1</text:p>
          </table:table-cell>
          <table:table-cell office:value-type="float" office:value="0.025" calcext:value-type="float">
            <text:p>0.025</text:p>
          </table:table-cell>
          <table:table-cell office:value-type="float" office:value="48889000" calcext:value-type="float">
            <text:p>48889000</text:p>
          </table:table-cell>
          <table:table-cell office:value-type="float" office:value="44031000" calcext:value-type="float">
            <text:p>44031000</text:p>
          </table:table-cell>
          <table:table-cell office:value-type="float" office:value="35328" calcext:value-type="float">
            <text:p>35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3133800" calcext:value-type="float">
            <text:p>3133800</text:p>
          </table:table-cell>
          <table:table-cell office:value-type="float" office:value="-1" calcext:value-type="float">
            <text:p>-1</text:p>
          </table:table-cell>
          <table:table-cell office:value-type="float" office:value="0.025" calcext:value-type="float">
            <text:p>0.025</text:p>
          </table:table-cell>
          <table:table-cell office:value-type="float" office:value="-26387000" calcext:value-type="float">
            <text:p>-26387000</text:p>
          </table:table-cell>
          <table:table-cell office:value-type="float" office:value="-23253000" calcext:value-type="float">
            <text:p>-23253000</text:p>
          </table:table-cell>
          <table:table-cell office:value-type="float" office:value="-29339" calcext:value-type="float">
            <text:p>-293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.70711" calcext:value-type="float">
            <text:p>-0.707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590010" calcext:value-type="float">
            <text:p>590010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4104800" calcext:value-type="float">
            <text:p>4104800</text:p>
          </table:table-cell>
          <table:table-cell office:value-type="float" office:value="3514800" calcext:value-type="float">
            <text:p>3514800</text:p>
          </table:table-cell>
          <table:table-cell office:value-type="float" office:value="-5668.6" calcext:value-type="float">
            <text:p>-5668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2568800" calcext:value-type="float">
            <text:p>-256880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23529000" calcext:value-type="float">
            <text:p>23529000</text:p>
          </table:table-cell>
          <table:table-cell office:value-type="float" office:value="20960000" calcext:value-type="float">
            <text:p>20960000</text:p>
          </table:table-cell>
          <table:table-cell office:value-type="float" office:value="-35321" calcext:value-type="float">
            <text:p>-35321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Ele</text:p>
          </table:table-cell>
          <table:table-cell table:style-name="ce3" office:value-type="string" calcext:value-type="string" table:number-columns-spanned="1" table:number-rows-spanned="2">
            <text:p>Conex.</text:p>
          </table:table-cell>
          <table:table-cell table:style-name="ce3" office:value-type="string" calcext:value-type="string" table:number-columns-spanned="1" table:number-rows-spanned="2">
            <text:p>GDL</text:p>
          </table:table-cell>
          <table:table-cell table:style-name="ce3" office:value-type="string" calcext:value-type="string" table:number-columns-spanned="1" table:number-rows-spanned="2">
            <text:p>l</text:p>
          </table:table-cell>
          <table:table-cell table:style-name="ce3" office:value-type="string" calcext:value-type="string" table:number-columns-spanned="1" table:number-rows-spanned="2">
            <text:p>m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 table:number-columns-repeated="5" table:style-name="ce2"/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1 2 3 4 5 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 3</text:p>
          </table:table-cell>
          <table:table-cell table:style-name="ce3" office:value-type="string" calcext:value-type="string">
            <text:p>4 5 6 7 8 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 4</text:p>
          </table:table-cell>
          <table:table-cell table:style-name="ce3" office:value-type="string" calcext:value-type="string">
            <text:p>1 2 3 10 11 12</text:p>
          </table:table-cell>
          <table:table-cell table:style-name="ce2" office:value-type="float" office:value="0.70711" calcext:value-type="float">
            <text:p>0.70711</text:p>
          </table:table-cell>
          <table:table-cell table:style-name="ce2" office:value-type="float" office:value="-0.70711" calcext:value-type="float">
            <text:p>-0.7071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 4</text:p>
          </table:table-cell>
          <table:table-cell table:style-name="ce3" office:value-type="string" calcext:value-type="string">
            <text:p>4 5 6 10 11 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 4</text:p>
          </table:table-cell>
          <table:table-cell table:style-name="ce3" office:value-type="string" calcext:value-type="string">
            <text:p>7 8 9 10</text:p>
          </table:table-cell>
          <table:table-cell table:number-columns-repeated="2" table:style-name="ce2" office:value-type="float" office:value="-0.70711" calcext:value-type="float">
            <text:p>-0.7071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 5</text:p>
          </table:table-cell>
          <table:table-cell table:style-name="ce3" office:value-type="string" calcext:value-type="string">
            <text:p>7 8 9 13 14 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4 5</text:p>
          </table:table-cell>
          <table:table-cell table:style-name="ce3" office:value-type="string" calcext:value-type="string">
            <text:p>10 11 12 13 14 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8T16:42:05.231067508</dc:date>
    <meta:editing-duration>PT11M41S</meta:editing-duration>
    <meta:editing-cycles>1</meta:editing-cycles>
    <meta:document-statistic meta:table-count="1" meta:cell-count="173" meta:object-count="0"/>
    <meta:generator>LibreOffice/6.4.3.2$Linux_X86_64 LibreOffice_project/40$Build-2</meta:generator>
    <meta:user-defined meta:name=""/>
  </office:meta>
</office:document-meta>
</file>